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1819in"/>
    </style:style>
    <style:style style:name="co25" style:family="table-column">
      <style:table-column-properties fo:break-before="auto" style:column-width="0.9965in"/>
    </style:style>
    <style:style style:name="co26" style:family="table-column">
      <style:table-column-properties fo:break-before="auto" style:column-width="0.8362in"/>
    </style:style>
    <style:style style:name="co27" style:family="table-column">
      <style:table-column-properties fo:break-before="auto" style:column-width="1.1681in"/>
    </style:style>
    <style:style style:name="co23" style:family="table-column">
      <style:table-column-properties fo:break-before="auto" style:column-width="0.20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7" style:family="table-cell" style:parent-style-name="Default" style:data-style-name="N122">
      <style:text-properties fo:font-style="italic" style:font-style-asian="italic" style:font-style-complex="italic"/>
    </style:style>
    <style:style style:name="ce113" style:family="table-cell" style:parent-style-name="Default" style:data-style-name="N122">
      <style:table-cell-properties style:vertical-align="top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 style:data-style-name="N122"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2" style:family="table-cell" style:parent-style-name="Default" style:data-style-name="N122"/>
    <style:style style:name="ce7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 style:data-style-name="N122">
      <style:text-properties fo:font-weight="normal" style:font-weight-asian="normal" style:font-weight-complex="normal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2" style:family="table-cell" style:parent-style-name="Default">
      <style:text-properties fo:font-style="italic" style:font-style-asian="italic" style:font-style-complex="italic"/>
    </style:style>
    <style:style style:name="ce93" style:family="table-cell" style:parent-style-name="Default">
      <style:table-cell-properties style:vertical-align="top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4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 style:data-style-name="N11"/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2"/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 style:data-style-name="N122">
      <style:text-properties fo:font-weight="normal" style:font-weight-asian="normal" style:font-weight-complex="normal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style:vertical-align="top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11"/>
    <style:style style:name="T1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2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0"/>
        <table:table-column table:style-name="co8" table:default-cell-style-name="ce120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96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4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Compiled Formative/Summative</text:p>
          </table:table-cell>
          <table:covered-table-cell table:style-name="ce124"/>
          <table:covered-table-cell table:style-name="ce115"/>
          <table:table-cell table:number-columns-repeated="895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Assessments</text:p>
          </table:table-cell>
          <table:covered-table-cell table:style-name="ce124"/>
          <table:covered-table-cell table:style-name="ce115"/>
          <table:table-cell table:number-columns-repeated="3"/>
          <table:table-cell table:style-name="ce110"/>
          <table:table-cell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5"/>
          <table:table-cell table:number-columns-repeated="5"/>
          <table:table-cell table:style-name="ce135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78" table:number-columns-repeated="3"/>
          <table:table-cell table:style-name="ce132"/>
          <table:table-cell/>
          <table:table-cell table:style-name="ce105" table:number-columns-repeated="3"/>
          <table:table-cell table:style-name="ce78"/>
          <table:table-cell table:style-name="ce132"/>
          <table:table-cell/>
          <table:table-cell table:style-name="ce105" table:number-columns-repeated="3"/>
          <table:table-cell table:style-name="ce78" table:number-columns-repeated="875"/>
        </table:table-row>
        <table:table-row table:style-name="ro9">
          <table:table-cell table:number-columns-repeated="4"/>
          <table:table-cell table:style-name="ce111"/>
          <table:table-cell/>
          <table:table-cell table:style-name="ce122" office:value-type="string" calcext:value-type="string">
            <text:p>Homework ==&gt;</text:p>
          </table:table-cell>
          <table:table-cell table:style-name="ce125"/>
          <table:table-cell office:value-type="float" office:value="0.6" calcext:value-type="float">
            <text:p>0.6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78"/>
          <table:table-cell table:style-name="ce132"/>
          <table:table-cell/>
          <table:table-cell table:style-name="ce138" office:value-type="string" calcext:value-type="string">
            <text:p>Week 01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2</text:p>
          </table:table-cell>
          <table:table-cell table:number-columns-repeated="3"/>
          <table:table-cell table:style-name="ce132"/>
          <table:table-cell/>
          <table:table-cell table:style-name="ce142" office:value-type="string" calcext:value-type="string">
            <text:p>Week 03</text:p>
          </table:table-cell>
          <table:table-cell table:number-columns-repeated="3"/>
          <table:table-cell table:style-name="ce132" table:number-columns-repeated="2"/>
          <table:table-cell table:style-name="ce142" office:value-type="string" calcext:value-type="string">
            <text:p>Week 04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78"/>
          <table:table-cell/>
          <table:table-cell table:style-name="ce78"/>
          <table:table-cell table:number-columns-repeated="2"/>
          <table:table-cell table:style-name="ce139"/>
          <table:table-cell/>
          <table:table-cell table:style-name="ce78"/>
          <table:table-cell table:number-columns-repeated="5"/>
          <table:table-cell table:style-name="ce78"/>
          <table:table-cell table:number-columns-repeated="3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 Grade</text:p>
          </table:table-cell>
          <table:table-cell/>
          <table:table-cell table:style-name="ce105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rst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39"/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2.1</text:p>
          </table:table-cell>
          <table:table-cell table:style-name="ce146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3.1</text:p>
          </table:table-cell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/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105" table:number-columns-repeated="2"/>
          <table:table-cell table:style-name="ce115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0"/>
          <table:table-cell table:style-name="ce139" table:number-columns-repeated="2"/>
          <table:table-cell table:style-name="ce134"/>
          <table:table-cell table:style-name="ce136"/>
          <table:table-cell table:style-name="ce147" table:number-columns-repeated="2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3"/>
          <table:table-cell table:style-name="ce139"/>
          <table:table-cell table:style-name="ce134" table:number-columns-repeated="2"/>
          <table:table-cell table:style-name="ce147"/>
          <table:table-cell table:style-name="ce140" table:number-columns-repeated="2"/>
          <table:table-cell table:style-name="ce134"/>
          <table:table-cell table:style-name="ce136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23" office:value-type="float" office:value="7" calcext:value-type="float">
            <text:p>7.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8" calcext:value-type="float">
            <text:p>8.0</text:p>
          </table:table-cell>
          <table:table-cell table:style-name="ce123"/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style-name="ce102"/>
          <table:table-cell table:style-name="ce123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23" office:value-type="float" office:value="7.7" calcext:value-type="float">
            <text:p>7.7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6" calcext:value-type="float">
            <text:p>6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23" office:value-type="float" office:value="8.6" calcext:value-type="float">
            <text:p>8.6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23" office:value-type="float" office:value="9" calcext:value-type="float">
            <text:p>9.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/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3" calcext:value-type="float">
            <text:p>9.3</text:p>
          </table:table-cell>
          <table:table-cell table:style-name="ce148" office:value-type="float" office:value="9.5" calcext:value-type="float">
            <text:p>9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10" calcext:value-type="float">
            <text:p>10.0</text:p>
          </table:table-cell>
          <table:table-cell table:style-name="ce148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style-name="ce102"/>
          <table:table-cell table:style-name="ce148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style-name="ce102"/>
          <table:table-cell table:style-name="ce123" office:value-type="float" office:value="6" calcext:value-type="float">
            <text:p>6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5" table:formula="of:=(0.1*[.G20])+(0.6*[.H20])+(0.3*[.I20])" office:value-type="float" office:value="9.0805" calcext:value-type="float">
            <text:p>9.1</text:p>
          </table:table-cell>
          <table:table-cell table:style-name="ce106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23" office:value-type="float" office:value="8.9" calcext:value-type="float">
            <text:p>8.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style-name="ce103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5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23" office:value-type="float" office:value="9.1" calcext:value-type="float">
            <text:p>9.1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9.2" calcext:value-type="float">
            <text:p>9.2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23" office:value-type="float" office:value="8.2" calcext:value-type="float">
            <text:p>8.2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23" office:value-type="float" office:value="8.5" calcext:value-type="float">
            <text:p>8.5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/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23" office:value-type="float" office:value="9.3" calcext:value-type="float">
            <text:p>9.3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23" office:value-type="float" office:value="7.1" calcext:value-type="float">
            <text:p>7.1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7" calcext:value-type="float">
            <text:p>7.0</text:p>
          </table:table-cell>
          <table:table-cell table:style-name="ce123"/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1" calcext:value-type="float">
            <text:p>7.1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2"/>
          <table:table-cell table:style-name="ce123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23" office:value-type="float" office:value="8" calcext:value-type="float">
            <text:p>8.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2"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2"/>
          <table:table-cell table:number-columns-repeated="2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93"/>
        </table:table-row>
        <table:table-row table:style-name="ro1">
          <table:table-cell/>
          <table:table-cell table:style-name="ce100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8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10" table:default-cell-style-name="ce120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96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27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88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/>
          <table:table-cell table:style-name="ce135"/>
          <table:table-cell table:number-columns-repeated="4"/>
          <table:table-cell table:style-name="ce135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105" table:number-columns-repeated="2"/>
          <table:table-cell table:style-name="ce78"/>
          <table:table-cell table:style-name="ce132"/>
          <table:table-cell/>
          <table:table-cell table:style-name="ce105" table:number-columns-repeated="2"/>
          <table:table-cell table:style-name="ce78" table:number-columns-repeated="4"/>
          <table:table-cell table:style-name="ce105" table:number-columns-repeated="2"/>
          <table:table-cell table:style-name="ce78" table:number-columns-repeated="869"/>
        </table:table-row>
        <table:table-row table:style-name="ro9">
          <table:table-cell table:number-columns-repeated="4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78"/>
          <table:table-cell table:style-name="ce132"/>
          <table:table-cell/>
          <table:table-cell table:style-name="ce142" office:value-type="string" calcext:value-type="string">
            <text:p>Week 06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7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08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style-name="ce105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Secon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4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5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6.1</text:p>
          </table:table-cell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34"/>
          <table:table-cell table:style-name="ce136"/>
          <table:table-cell table:style-name="ce146" office:value-type="string" calcext:value-type="string">
            <text:p>HW_07.1</text:p>
          </table:table-cell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3"/>
          <table:table-cell table:style-name="ce134"/>
          <table:table-cell table:style-name="ce136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 table:number-columns-repeated="2"/>
          <table:table-cell table:style-name="ce102"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9.6" calcext:value-type="float">
            <text:p>9.6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5"/>
          <table:table-cell table:style-name="Default" table:number-columns-repeated="2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18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96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25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86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 table:style-name="Default"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5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105" table:number-columns-repeated="2"/>
          <table:table-cell table:style-name="ce78"/>
          <table:table-cell table:style-name="ce132"/>
          <table:table-cell/>
          <table:table-cell table:style-name="ce105" table:number-columns-repeated="2"/>
          <table:table-cell table:style-name="ce78" table:number-columns-repeated="4"/>
          <table:table-cell table:style-name="ce105"/>
          <table:table-cell table:style-name="ce78" table:number-columns-repeated="868"/>
        </table:table-row>
        <table:table-row table:style-name="ro9">
          <table:table-cell table:number-columns-repeated="4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78"/>
          <table:table-cell table:style-name="ce132"/>
          <table:table-cell/>
          <table:table-cell table:style-name="ce142" office:value-type="string" calcext:value-type="string">
            <text:p>Week 10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11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12</text:p>
          </table:table-cell>
          <table:table-cell/>
          <table:table-cell table:style-name="ce132"/>
          <table:table-cell/>
          <table:table-cell table:style-name="ce138" office:value-type="string" calcext:value-type="string">
            <text:p>Week 13</text:p>
          </table:table-cell>
          <table:table-cell table:number-columns-repeated="2"/>
          <table:table-cell table:style-name="ce138" office:value-type="string" calcext:value-type="string">
            <text:p>Week 14</text:p>
          </table:table-cell>
          <table:table-cell/>
          <table:table-cell table:style-name="ce132"/>
          <table:table-cell table:style-name="ce138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/>
          <table:table-cell table:style-name="ce102"/>
          <table:table-cell table:style-name="ce78"/>
          <table:table-cell table:style-name="ce78" office:value-type="string" calcext:value-type="string">
            <text:p>EXAMS 3P</text:p>
          </table:table-cell>
          <table:table-cell table:number-columns-repeated="2"/>
          <table:table-cell table:style-name="ce78" office:value-type="string" calcext:value-type="string">
            <text:p>EASTER <text:s/>WEEK</text:p>
          </table:table-cell>
          <table:table-cell/>
          <table:table-cell table:style-name="ce102"/>
          <table:table-cell table:style-name="ce78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/>
          <table:table-cell table:style-name="ce139"/>
          <table:table-cell table:style-name="ce133"/>
          <table:table-cell table:number-columns-repeated="860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Thir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9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10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number-columns-repeated="2"/>
          <table:table-cell table:style-name="ce146" office:value-type="string" calcext:value-type="string">
            <text:p>Particip.</text:p>
          </table:table-cell>
          <table:table-cell table:style-name="ce146"/>
          <table:table-cell table:number-columns-repeated="863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Sara</text:p>
          </table:table-cell>
          <table:table-cell table:number-columns-repeated="5"/>
          <table:table-cell table:style-name="ce102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Lissette</text:p>
          </table:table-cell>
          <table:table-cell table:number-columns-repeated="5"/>
          <table:table-cell table:style-name="ce102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Hugo</text:p>
          </table:table-cell>
          <table:table-cell table:number-columns-repeated="5"/>
          <table:table-cell table:style-name="ce102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Kim</text:p>
          </table:table-cell>
          <table:table-cell table:number-columns-repeated="5"/>
          <table:table-cell table:style-name="ce102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78"/>
          <table:table-cell table:style-name="ce102" office:value-type="string" calcext:value-type="string">
            <text:p>Osmar</text:p>
          </table:table-cell>
          <table:table-cell table:number-columns-repeated="5"/>
          <table:table-cell table:style-name="ce102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Carlos</text:p>
          </table:table-cell>
          <table:table-cell table:number-columns-repeated="5"/>
          <table:table-cell table:style-name="ce102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3" office:value-type="string" calcext:value-type="string">
            <text:p>Melissa</text:p>
          </table:table-cell>
          <table:table-cell table:number-columns-repeated="5"/>
          <table:table-cell table:style-name="ce103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 table:number-columns-repeated="5"/>
          <table:table-cell table:style-name="ce102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 table:number-columns-repeated="5"/>
          <table:table-cell table:style-name="ce102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 table:number-columns-repeated="5"/>
          <table:table-cell table:style-name="ce102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 table:number-columns-repeated="5"/>
          <table:table-cell table:style-name="ce102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 table:number-columns-repeated="5"/>
          <table:table-cell table:style-name="ce102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 table:number-columns-repeated="5"/>
          <table:table-cell table:style-name="ce102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 table:number-columns-repeated="5"/>
          <table:table-cell table:style-name="ce102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 table:number-columns-repeated="5"/>
          <table:table-cell table:style-name="ce102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18"/>
          <table:table-cell table:number-columns-repeated="890"/>
        </table:table-row>
        <table:table-row table:style-name="ro1" table:number-rows-repeated="1048542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06T15:40:40.212070037</dc:date>
    <meta:editing-duration>P2DT17H4M2S</meta:editing-duration>
    <meta:editing-cycles>501</meta:editing-cycles>
    <meta:generator>LibreOffice/7.3.7.2$Linux_X86_64 LibreOffice_project/30$Build-2</meta:generator>
    <meta:document-statistic meta:table-count="3" meta:cell-count="750" meta:object-count="0"/>
  </office:meta>
</office:document-meta>
</file>